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9">
      <style:paragraph-properties fo:text-align="justify"/>
    </style:style>
    <style:style style:family="text" style:name="T24">
      <style:text-properties fo:font-weight="bold"/>
    </style:style>
    <style:style style:family="text" style:name="T25">
      <style:text-properties fo:font-weight="bold"/>
    </style:style>
    <style:style style:family="text" style:name="T26">
      <style:text-properties fo:font-style="italic"/>
    </style:style>
    <style:style style:family="text" style:name="T27">
      <style:text-properties fo:font-weight="bold"/>
    </style:style>
    <style:style style:family="text" style:name="T28">
      <style:text-properties fo:font-weight="bold"/>
    </style:style>
  </office:automatic-styles>
  <office:body>
    <office:text text:use-soft-page-breaks="true">
      <text:tracked-changes>
        <text:changed-region xml:id="ct0" text:id="ct0">
          <text:insertion>
            <office:change-info>
              <dc:creator>MERCEDES GARCIA GONZALEZ (mercedes.garcia@ibvf.csic.es)</dc:creator>
              <dc:date>2022-09-30T06:48:01Z</dc:date>
            </office:change-info>
          </text:insertion>
        </text:changed-region>
        <text:changed-region xml:id="ct1" text:id="ct1">
          <text:deletion>
            <office:change-info>
              <dc:creator>MERCEDES GARCIA GONZALEZ (mercedes.garcia@ibvf.csic.es)</dc:creator>
              <dc:date>2022-09-30T06:47:57Z</dc:date>
            </office:change-info>
            <text:p><text:span>cultivation</text:span></text:p>
          </text:deletion>
        </text:changed-region>
        <text:changed-region xml:id="ct2" text:id="ct2">
          <text:insertion>
            <office:change-info>
              <dc:creator>MERCEDES GARCIA GONZALEZ (mercedes.garcia@ibvf.csic.es)</dc:creator>
              <dc:date>2022-09-30T06:48:23Z</dc:date>
            </office:change-info>
          </text:insertion>
        </text:changed-region>
        <text:changed-region xml:id="ct3" text:id="ct3">
          <text:deletion>
            <office:change-info>
              <dc:creator>MERCEDES GARCIA GONZALEZ (mercedes.garcia@ibvf.csic.es)</dc:creator>
              <dc:date>2022-09-30T06:48:19Z</dc:date>
            </office:change-info>
            <text:p><text:span>mode</text:span></text:p>
          </text:deletion>
        </text:changed-region>
        <text:changed-region xml:id="ct4" text:id="ct4">
          <text:deletion>
            <office:change-info>
              <dc:creator>MERCEDES GARCIA GONZALEZ (mercedes.garcia@ibvf.csic.es)</dc:creator>
              <dc:date>2022-09-30T06:48:38Z</dc:date>
            </office:change-info>
            <text:p><text:span>in our experiments</text:span></text:p>
          </text:deletion>
        </text:changed-region>
        <text:changed-region xml:id="ct5" text:id="ct5">
          <text:insertion>
            <office:change-info>
              <dc:creator>MERCEDES GARCIA GONZALEZ (mercedes.garcia@ibvf.csic.es)</dc:creator>
              <dc:date>2022-09-30T07:02:18Z</dc:date>
            </office:change-info>
          </text:insertion>
        </text:changed-region>
        <text:changed-region xml:id="ct6" text:id="ct6">
          <text:deletion>
            <office:change-info>
              <dc:creator>MERCEDES GARCIA GONZALEZ (mercedes.garcia@ibvf.csic.es)</dc:creator>
              <dc:date>2022-09-30T07:02:15Z</dc:date>
            </office:change-info>
            <text:p><text:span>controlling</text:span></text:p>
          </text:deletion>
        </text:changed-region>
        <text:changed-region xml:id="ct11" text:id="ct11">
          <text:deletion>
            <office:change-info>
              <dc:creator>MERCEDES GARCIA GONZALEZ (mercedes.garcia@ibvf.csic.es)</dc:creator>
              <dc:date>2022-09-30T07:02:53Z</dc:date>
            </office:change-info>
            <text:p><text:span><text:s/></text:span></text:p>
          </text:deletion>
        </text:changed-region>
        <text:changed-region xml:id="ct12" text:id="ct12">
          <text:deletion>
            <office:change-info>
              <dc:creator>MERCEDES GARCIA GONZALEZ (mercedes.garcia@ibvf.csic.es)</dc:creator>
              <dc:date>2022-09-30T07:02:52Z</dc:date>
            </office:change-info>
            <text:p><text:span> and</text:span></text:p>
          </text:deletion>
        </text:changed-region>
        <text:changed-region xml:id="ct13" text:id="ct13">
          <text:deletion>
            <office:change-info>
              <dc:creator>MERCEDES GARCIA GONZALEZ (mercedes.garcia@ibvf.csic.es)</dc:creator>
              <dc:date>2022-09-30T07:10:04Z</dc:date>
            </office:change-info>
            <text:p><text:span>four</text:span></text:p>
          </text:deletion>
        </text:changed-region>
        <text:changed-region xml:id="ct14" text:id="ct14">
          <text:insertion>
            <office:change-info>
              <dc:creator>MERCEDES GARCIA GONZALEZ (mercedes.garcia@ibvf.csic.es)</dc:creator>
              <dc:date>2022-09-30T07:10:28Z</dc:date>
            </office:change-info>
          </text:insertion>
        </text:changed-region>
        <text:changed-region xml:id="ct15" text:id="ct15">
          <text:deletion>
            <office:change-info>
              <dc:creator>MERCEDES GARCIA GONZALEZ (mercedes.garcia@ibvf.csic.es)</dc:creator>
              <dc:date>2022-09-30T07:10:28Z</dc:date>
            </office:change-info>
            <text:p><text:span>.</text:span></text:p>
          </text:deletion>
        </text:changed-region>
        <text:changed-region xml:id="ct16" text:id="ct16">
          <text:insertion>
            <office:change-info>
              <dc:creator>MERCEDES GARCIA GONZALEZ (mercedes.garcia@ibvf.csic.es)</dc:creator>
              <dc:date>2022-09-30T07:10:35Z</dc:date>
            </office:change-info>
          </text:insertion>
        </text:changed-region>
        <text:changed-region xml:id="ct17" text:id="ct17">
          <text:deletion>
            <office:change-info>
              <dc:creator>MERCEDES GARCIA GONZALEZ (mercedes.garcia@ibvf.csic.es)</dc:creator>
              <dc:date>2022-09-30T07:10:34Z</dc:date>
            </office:change-info>
            <text:p><text:span>T</text:span></text:p>
          </text:deletion>
        </text:changed-region>
        <text:changed-region xml:id="ct18" text:id="ct18">
          <text:insertion>
            <office:change-info>
              <dc:creator>MERCEDES GARCIA GONZALEZ (mercedes.garcia@ibvf.csic.es)</dc:creator>
              <dc:date>2022-09-30T07:17:37Z</dc:date>
            </office:change-info>
          </text:insertion>
        </text:changed-region>
        <text:changed-region xml:id="ct19" text:id="ct19">
          <text:deletion>
            <office:change-info>
              <dc:creator>MERCEDES GARCIA GONZALEZ (mercedes.garcia@ibvf.csic.es)</dc:creator>
              <dc:date>2022-09-30T07:17:37Z</dc:date>
            </office:change-info>
            <text:p><text:span>and</text:span></text:p>
          </text:deletion>
        </text:changed-region>
        <text:changed-region xml:id="ct20" text:id="ct20">
          <text:insertion>
            <office:change-info>
              <dc:creator>MERCEDES GARCIA GONZALEZ (mercedes.garcia@ibvf.csic.es)</dc:creator>
              <dc:date>2022-09-30T07:20:56Z</dc:date>
            </office:change-info>
          </text:insertion>
        </text:changed-region>
        <text:changed-region xml:id="ct21" text:id="ct21">
          <text:deletion>
            <office:change-info>
              <dc:creator>MERCEDES GARCIA GONZALEZ (mercedes.garcia@ibvf.csic.es)</dc:creator>
              <dc:date>2022-09-30T07:20:56Z</dc:date>
            </office:change-info>
            <text:p><text:span>.</text:span></text:p>
          </text:deletion>
        </text:changed-region>
        <text:changed-region xml:id="ct22" text:id="ct22">
          <text:insertion>
            <office:change-info>
              <dc:creator>MERCEDES GARCIA GONZALEZ (mercedes.garcia@ibvf.csic.es)</dc:creator>
              <dc:date>2022-09-30T07:21:01Z</dc:date>
            </office:change-info>
          </text:insertion>
        </text:changed-region>
        <text:changed-region xml:id="ct23" text:id="ct23">
          <text:deletion>
            <office:change-info>
              <dc:creator>MERCEDES GARCIA GONZALEZ (mercedes.garcia@ibvf.csic.es)</dc:creator>
              <dc:date>2022-09-30T07:21:00Z</dc:date>
            </office:change-info>
            <text:p><text:span>T</text:span></text:p>
          </text:deletion>
        </text:changed-region>
        <text:changed-region xml:id="ct24" text:id="ct24">
          <text:insertion>
            <office:change-info>
              <dc:creator>MERCEDES GARCIA GONZALEZ (mercedes.garcia@ibvf.csic.es)</dc:creator>
              <dc:date>2022-09-30T07:17:52Z</dc:date>
            </office:change-info>
          </text:insertion>
        </text:changed-region>
        <text:changed-region xml:id="ct25" text:id="ct25">
          <text:deletion>
            <office:change-info>
              <dc:creator>MERCEDES GARCIA GONZALEZ (mercedes.garcia@ibvf.csic.es)</dc:creator>
              <dc:date>2022-09-30T07:17:52Z</dc:date>
            </office:change-info>
            <text:p><text:span>and</text:span></text:p>
          </text:deletion>
        </text:changed-region>
        <text:changed-region xml:id="ct26" text:id="ct26">
          <text:deletion>
            <office:change-info>
              <dc:creator>MERCEDES GARCIA GONZALEZ (mercedes.garcia@ibvf.csic.es)</dc:creator>
              <dc:date>2022-09-30T07:18:57Z</dc:date>
            </office:change-info>
            <text:p><text:span>s</text:span></text:p>
          </text:deletion>
        </text:changed-region>
        <text:changed-region xml:id="ct27" text:id="ct27">
          <text:deletion>
            <office:change-info>
              <dc:creator>MERCEDES GARCIA GONZALEZ (mercedes.garcia@ibvf.csic.es)</dc:creator>
              <dc:date>2022-09-30T07:19:15Z</dc:date>
            </office:change-info>
            <text:p><text:span>starting at subjective dawn</text:span></text:p>
          </text:deletion>
        </text:changed-region>
        <text:changed-region xml:id="ct31" text:id="ct31">
          <text:deletion>
            <office:change-info>
              <dc:creator>MERCEDES GARCIA GONZALEZ (mercedes.garcia@ibvf.csic.es)</dc:creator>
              <dc:date>2022-09-30T07:19:40Z</dc:date>
            </office:change-info>
            <text:p><text:span>our</text:span></text:p>
          </text:deletion>
        </text:changed-region>
      </text:tracked-changes>
      <text:p text:style-name="P39"><text:span text:style-name="T24">Supplementary Figure 1. Experimental design and transcriptomic RNA-seq data reliability.</text:span><text:span><text:s/></text:span><text:span text:style-name="T25">(A)</text:span><text:span> Photochemostats used for the </text:span><text:change-start text:change-id="ct0"/><text:span>culture</text:span><text:change-end text:change-id="ct0"/><text:change text:change-id="ct1"/><text:span> of </text:span><text:span text:style-name="T26">Ostreococcus tauri</text:span><text:span> in continuous </text:span><text:change-start text:change-id="ct2"/><text:span>regime</text:span><text:change-end text:change-id="ct2"/><text:change text:change-id="ct3"/><text:span> under different photoperiod conditons </text:span><text:change text:change-id="ct4"/><text:span>. (1) (2) Light panels simulating the different photoperiods. (3) (4) Temperature and pH probe </text:span><text:change-start text:change-id="ct5"/><text:span>maintaining</text:span><text:change-end text:change-id="ct5"/><text:change text:change-id="ct6"/><text:span> constant temperature </text:span><text:span>and pH </text:span><text:change text:change-id="ct11"/><text:change text:change-id="ct12"/><text:span> 8 </text:span><text:span text:style-name="T27">(B)</text:span><text:span> The </text:span><text:change text:change-id="ct13"/><text:span> experimental settings to study transcriptome, proteome and physiological rhythmicity</text:span><text:change-start text:change-id="ct14"/><text:span>:</text:span><text:change-end text:change-id="ct14"/><text:change text:change-id="ct15"/><text:span><text:s/></text:span><text:change-start text:change-id="ct16"/><text:span>t</text:span><text:change-end text:change-id="ct16"/><text:change text:change-id="ct17"/><text:span>hree days under s</text:span><text:span>ummer long day conditions (16h light : 8h dark) followed by </text:span><text:span>three days under free running conditions consisting of </text:span><text:span>con</text:span><text:span>stant light </text:span><text:change-start text:change-id="ct18"/><text:span>or</text:span><text:change-end text:change-id="ct18"/><text:change text:change-id="ct19"/><text:span> constant dark</text:span><text:change-start text:change-id="ct20"/><text:span>;</text:span><text:change-end text:change-id="ct20"/><text:change text:change-id="ct21"/><text:span><text:s/></text:span><text:change-start text:change-id="ct22"/><text:span>t</text:span><text:change-end text:change-id="ct22"/><text:change text:change-id="ct23"/><text:span>hree days under winter short day conditions (8h light : 16h dark) followed by three days under </text:span><text:span>free running conditions consisting of constant light </text:span><text:change-start text:change-id="ct24"/><text:span>or</text:span><text:change-end text:change-id="ct24"/><text:change text:change-id="ct25"/><text:span> constant dark. </text:span><text:span>Samples were collected every four hours </text:span><text:span>starting at dawn (lig</text:span><text:span>hts on) ZT0 during the three days of alternating light/dark cycles. No samples were collected during the first day of free running conditon</text:span><text:change text:change-id="ct26"/><text:span> to allow culture acclimation. Samples were collected every four hours </text:span><text:change text:change-id="ct27"/><text:span> during two days. </text:span><text:span text:style-name="T28">(C)</text:span><text:span> Hierarchical clustering of the RNA-seq data corresponding to the 36 time points collected under alternating dark/light cycles </text:span><text:span>simulating </text:span><text:span>long and shor</text:span><text:span>t</text:span><text:span> day conditions. </text:span><text:span>The three samples corresponding to the same time points from different days cluster together showing robust rhythmicity in </text:span><text:change text:change-id="ct31"/><text:span> cultures.<text:s text:c="3"/></text:span><text:span><text:s/></text:span><text:span/><text:span><text:s/>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Noto Serif CJK SC" style:font-family-complex="Lohit Devanagari" fo:font-size="12pt" fo:language="en" fo:country="US"/>
      <style:paragraph-properties fo:line-height="115%" fo:margin-bottom="10pt"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line-height="115%" fo:margin-top="0pt" fo:margin-bottom="7pt"/>
    </style:style>
    <style:style style:parent-style-name="602" style:display-name="List" style:family="paragraph" style:name="603">
      <style:text-properties style:font-family-complex="Lohit Devanagari"/>
    </style:style>
    <style:style style:parent-style-name="600" style:display-name="Caption" style:family="paragraph" style:name="604">
      <style:text-properties style:font-family-complex="Lohit Devanagari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Lohit Devanagari"/>
    </style:style>
    <style:style style:class="default" style:display-name="Default Paragraph Font" style:family="text" style:name="634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